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ff59" officeooo:paragraph-rsid="0014ff59"/>
    </style:style>
    <style:style style:name="P2" style:family="paragraph" style:parent-style-name="Standard">
      <style:text-properties officeooo:rsid="00181d80" officeooo:paragraph-rsid="00181d80"/>
    </style:style>
    <style:style style:name="P3" style:family="paragraph" style:parent-style-name="Standard">
      <style:text-properties officeooo:paragraph-rsid="001ac943"/>
    </style:style>
    <style:style style:name="P4" style:family="paragraph" style:parent-style-name="Standard">
      <style:text-properties officeooo:rsid="001ac943" officeooo:paragraph-rsid="001ac943"/>
    </style:style>
    <style:style style:name="T1" style:family="text">
      <style:text-properties officeooo:rsid="001760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<text:tab/><text:tab/><text:tab/><text:tab/>Result</text:p>
      <text:p text:style-name="Standard">10000000.000000000 <text:s text:c="7"/>50000022847696.773</text:p>
      <text:p text:style-name="Standard"/>
      <text:p text:style-name="P3"><text:span text:style-name="T1">N<text:tab/><text:tab/><text:tab/><text:tab/>Result<text:tab/><text:tab/><text:tab/> <text:s text:c="4"/>Time(sec)<text:tab/><text:tab/><text:tab/><text:tab/>Threads</text:span></text:p>
      <text:p text:style-name="Standard"><text:s text:c="3"/>10000.000000000000 <text:s text:c="7"/>50022902.063502021 <text:s text:c="7"/>2.7233389992034063E-003 <text:s text:c="19"/>1</text:p>
      <text:p text:style-name="Standard"><text:s text:c="3"/>20000.000000000000 <text:s text:c="7"/>200045747.49332842 <text:s text:c="7"/>1.2078340005245991E-003 <text:s text:c="19"/>1</text:p>
      <text:p text:style-name="Standard"><text:s text:c="3"/>50000.000000000000 <text:s text:c="7"/>1250114373.2691557 <text:s text:c="7"/>4.2834539999603294E-003 <text:s text:c="19"/>1</text:p>
      <text:p text:style-name="Standard"><text:s text:c="3"/>100000.00000000000 <text:s text:c="7"/>5000228702.5078430 <text:s text:c="7"/>7.3718460007512476E-003 <text:s text:c="19"/>1</text:p>
      <text:p text:style-name="Standard"><text:s text:c="3"/>200000.00000000000 <text:s text:c="7"/>20000457210.329472 <text:s text:c="7"/>1.5385407999929157E-002 <text:s text:c="19"/>1</text:p>
      <text:p text:style-name="Standard"><text:s text:c="3"/>500000.00000000000 <text:s text:c="7"/>125001142626.86575 <text:s text:c="7"/>3.5706549000678933E-002 <text:s text:c="19"/>1</text:p>
      <text:p text:style-name="Standard"><text:s text:c="3"/>1000000.0000000000 <text:s text:c="7"/>500002285262.38922 <text:s text:c="7"/>7.0625592999931541E-002 <text:s text:c="19"/>1</text:p>
      <text:p text:style-name="Standard"><text:s text:c="3"/>2000000.0000000000 <text:s text:c="7"/>2000004569634.1506 <text:s text:c="6"/>0.13367078699957347 <text:s text:c="24"/>1</text:p>
      <text:p text:style-name="Standard"><text:s text:c="3"/>5000000.0000000000 <text:s text:c="7"/>12500011423818.637 <text:s text:c="6"/>0.32866591200036055 <text:s text:c="24"/>1</text:p>
      <text:p text:style-name="Standard"><text:s text:c="3"/>10000000.000000000 <text:s text:c="7"/>50000022847696.773 <text:s text:c="6"/>0.70946930500031158 <text:s text:c="24"/>1</text:p>
      <text:p text:style-name="Standard"><text:s text:c="3"/>20000000.000000000 <text:s text:c="7"/>200000045696542.53 <text:s text:c="7"/>1.4798242030010442 <text:s text:c="24"/>1</text:p>
      <text:p text:style-name="Standard"><text:s text:c="3"/>50000000.000000000 <text:s text:c="7"/>1250000114230899.5 <text:s text:c="7"/>4.8390261109998391 <text:s text:c="24"/>1</text:p>
      <text:p text:style-name="Standard"><text:tab/></text:p>
      <text:p text:style-name="Standard"><text:span text:style-name="T1">N<text:tab/><text:tab/><text:tab/><text:tab/>Result<text:tab/><text:tab/><text:tab/> <text:s text:c="4"/>Time(sec)<text:tab/><text:tab/><text:tab/><text:tab/>Threads</text:span></text:p>
      <text:p text:style-name="Standard"><text:s text:c="3"/>10000000.000000000 <text:s text:c="7"/>50000022847696.773 <text:s text:c="7"/>1.1699680499732494 <text:s text:c="24"/>1</text:p>
      <text:p text:style-name="Standard"><text:s text:c="3"/>10000000.000000000 <text:s text:c="7"/>50000022847758.734 <text:s text:c="6"/>0.57710395986214280 <text:s text:c="24"/>2</text:p>
      <text:p text:style-name="Standard"><text:s text:c="3"/>10000000.000000000 <text:s text:c="7"/>50000022847758.633 <text:s text:c="6"/>0.41409664507955313 <text:s text:c="24"/>3</text:p>
      <text:p text:style-name="Standard"><text:s text:c="3"/>10000000.000000000 <text:s text:c="7"/>50000022847751.398 <text:s text:c="6"/>0.32401113817468286 <text:s text:c="24"/>4</text:p>
      <text:p text:style-name="Standard"><text:s text:c="3"/>10000000.000000000 <text:s text:c="7"/>50000022847746.953 <text:s text:c="6"/>0.27427113894373178 <text:s text:c="24"/>5</text:p>
      <text:p text:style-name="Standard"><text:s text:c="3"/>10000000.000000000 <text:s text:c="7"/>50000022847745.266 <text:s text:c="6"/>0.21259477827697992 <text:s text:c="24"/>6</text:p>
      <text:p text:style-name="Standard"><text:s text:c="3"/>10000000.000000000 <text:s text:c="7"/>50000022847744.742 <text:s text:c="6"/>0.20447296509519219 <text:s text:c="24"/>7</text:p>
      <text:p text:style-name="Standard"><text:s text:c="3"/>10000000.000000000 <text:s text:c="7"/>50000022847743.711 <text:s text:c="6"/>0.18985434295609593 <text:s text:c="24"/>8</text:p>
      <text:p text:style-name="Standard"><text:s text:c="3"/>10000000.000000000 <text:s text:c="7"/>50000022847742.219 <text:s text:c="6"/>0.17137576499953866 <text:s text:c="24"/>9</text:p>
      <text:p text:style-name="Standard"><text:s text:c="3"/>10000000.000000000 <text:s text:c="7"/>50000022847742.484 <text:s text:c="6"/>0.17297412827610970 <text:s text:c="23"/>10</text:p>
      <text:p text:style-name="Standard"><text:s text:c="3"/>10000000.000000000 <text:s text:c="7"/>50000022847742.086 <text:s text:c="6"/>0.16433870512992144 <text:s text:c="23"/>11</text:p>
      <text:p text:style-name="Standard"><text:s text:c="3"/>10000000.000000000 <text:s text:c="7"/>50000022847742.039 <text:s text:c="6"/>0.14020182890817523 <text:s text:c="23"/>12</text:p>
      <text:p text:style-name="Standard"><text:s text:c="3"/>10000000.000000000 <text:s text:c="7"/>50000022847742.273 <text:s text:c="6"/>0.14532390516251326 <text:s text:c="23"/>13</text:p>
      <text:p text:style-name="Standard"><text:s text:c="3"/>10000000.000000000 <text:s text:c="7"/>50000022847742.945 <text:s text:c="6"/>0.12497906899079680 <text:s text:c="23"/>14</text:p>
      <text:p text:style-name="Standard"><text:s text:c="3"/>10000000.000000000 <text:s text:c="7"/>50000022847742.812 <text:s text:c="6"/>0.11712360242381692 <text:s text:c="23"/>15</text:p>
      <text:p text:style-name="Standard"><text:s text:c="3"/>10000000.000000000 <text:s text:c="7"/>50000022847742.898 <text:s text:c="6"/>0.11148337274789810 <text:s text:c="23"/>16</text:p>
      <text:p text:style-name="Standard"><text:s text:c="3"/>10000000.000000000 <text:s text:c="7"/>50000022847742.336 <text:s text:c="7"/>8.5268609691411257E-002 <text:s text:c="18"/>17</text:p>
      <text:p text:style-name="Standard"><text:s text:c="3"/>10000000.000000000 <text:s text:c="7"/>50000022847742.117 <text:s text:c="7"/>6.4955320674926043E-002 <text:s text:c="18"/>18</text:p>
      <text:p text:style-name="Standard"><text:s text:c="3"/>10000000.000000000 <text:s text:c="7"/>50000022847742.438 <text:s text:c="7"/>6.1813935171812773E-002 <text:s text:c="18"/>19</text:p>
      <text:p text:style-name="Standard"><text:s text:c="3"/>10000000.000000000 <text:s text:c="7"/>50000022847742.977 <text:s text:c="7"/>6.2402177136391401E-002 <text:s text:c="18"/>20</text:p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Shell script</text:p>
      <text:p text:style-name="P4">#!/bin/sh</text:p>
      <text:p text:style-name="P4"/>
      <text:p text:style-name="P4">threads="1 2 3 4 5 6 7 8 9 10 11 12 13 14 15 16 17 18 19 20"</text:p>
      <text:p text:style-name="P4"># threads="1 2 3 4"</text:p>
      <text:p text:style-name="P4"/>
      <text:p text:style-name="P4">#loop over threads</text:p>
      <text:p text:style-name="P4">for T in $threads</text:p>
      <text:p text:style-name="P4">do</text:p>
      <text:p text:style-name="P4"><text:s text:c="4"/>export export OMP_NUM_THREADS=$T</text:p>
      <text:p text:style-name="P4"><text:s text:c="4"/>#execute code</text:p>
      <text:p text:style-name="P4"><text:s text:c="4"/>./q6_ac2071.exe</text:p>
      <text:p text:style-name="P4">done</text:p>
      <text:p text:style-name="P4"/>
      <text:p text:style-name="P4">OMP file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2T14:30:37.443946013</meta:creation-date>
    <dc:date>2021-11-12T15:48:57.791738007</dc:date>
    <meta:editing-duration>PT17M1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49" meta:word-count="185" meta:character-count="3523" meta:non-whitespace-character-count="2109"/>
  </office:meta>
</office:document-meta>
</file>